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2013 Cowboy Fest</text:p>
          </table:table-cell>
          <table:table-cell office:value-type="string">
            <text:p>Bill Blowers</text:p>
          </table:table-cell>
          <table:table-cell office:value-type="float" office:value="1661">
            <text:p>16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2013 Cowboy Fest – Sidebar</text:p>
          </table:table-cell>
          <table:table-cell office:value-type="string">
            <text:p>Roger Basham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ilents Under the Stars</text:p>
          </table:table-cell>
          <table:table-cell office:value-type="string">
            <text:p>Sherron Blowers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Nadiya Littlewarrior</text:p>
          </table:table-cell>
          <table:table-cell office:value-type="string">
            <text:p>Rachel Barnes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Need photo?</text:p>
          </table:table-cell>
          <table:table-cell/>
        </table:table-row>
        <table:table-row table:style-name="ro3">
          <table:table-cell office:value-type="string">
            <text:p>Trading Post</text:p>
          </table:table-cell>
          <table:table-cell office:value-type="string">
            <text:p>Becki Basham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Could use a byline photo?</text:p>
          </table:table-cell>
          <table:table-cell/>
        </table:table-row>
        <table:table-row table:style-name="ro3">
          <table:table-cell office:value-type="string">
            <text:p>Fence Dedication</text:p>
          </table:table-cell>
          <table:table-cell office:value-type="string">
            <text:p>Rachel Barnes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Happenings Round the House</text:p>
          </table:table-cell>
          <table:table-cell office:value-type="string">
            <text:p>Rachel Barnes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string">
            <text:p>Need Sand picture</text:p>
          </table:table-cell>
          <table:table-cell/>
        </table:table-row>
        <table:table-row table:style-name="ro3">
          <table:table-cell office:value-type="string">
            <text:p>Hitting the Trail</text:p>
          </table:table-cell>
          <table:table-cell office:value-type="string">
            <text:p>Bill Miller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Byline photo</text:p>
          </table:table-cell>
          <table:table-cell/>
        </table:table-row>
        <table:table-row table:style-name="ro3">
          <table:table-cell office:value-type="string">
            <text:p>Final Word</text:p>
          </table:table-cell>
          <table:table-cell office:value-type="string">
            <text:p>John Boston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Back Page</text:p>
          </table:table-cell>
          <table:table-cell office:value-type="string">
            <text:p>Gerry Hogan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style-name="ce3" office:value-type="string">
            <text:p>Totals:</text:p>
          </table:table-cell>
          <table:table-cell/>
          <table:table-cell table:style-name="ce5" table:formula="of:=SUM([.C2:.C16])" office:value-type="float" office:value="6113">
            <text:p>6113</text:p>
          </table:table-cell>
          <table:table-cell table:style-name="ce5" table:formula="of:=SUM([.D2:.D16])" office:value-type="float" office:value="17">
            <text:p>17</text:p>
          </table:table-cell>
          <table:table-cell table:style-name="ce4" office:value-type="string">
            <text:p>Total Estimated Pages</text:p>
          </table:table-cell>
          <table:table-cell table:style-name="ce4" office:value-type="string">
            <text:p>Actual Pages</text:p>
          </table:table-cell>
        </table:table-row>
        <table:table-row table:style-name="ro3">
          <table:table-cell/>
          <table:table-cell table:style-name="ce4" office:value-type="string">
            <text:p>Pages:</text:p>
          </table:table-cell>
          <table:table-cell table:style-name="ce6" table:formula="of:=[.C17]/600" office:value-type="float" office:value="10.1883333333333">
            <text:p>10.19</text:p>
          </table:table-cell>
          <table:table-cell table:style-name="ce6" table:formula="of:=[.D17]/5" office:value-type="float" office:value="3.4">
            <text:p>3.40</text:p>
          </table:table-cell>
          <table:table-cell table:style-name="ce6" table:formula="of:=SUM([.C18:.D18])" office:value-type="float" office:value="13.5883333333333">
            <text:p>13.59</text:p>
          </table:table-cell>
          <table:table-cell table:style-name="ce4"/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 table:number-rows-repeated="5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06-02T02:56:17</dc:date>
    <dc:creator>Bill West</dc:creator>
    <meta:editing-duration>P0D</meta:editing-duration>
    <meta:editing-cycles>2</meta:editing-cycles>
    <meta:document-statistic meta:table-count="3" meta:cell-count="58" meta:object-count="0"/>
  </office:meta>
</office:document-meta>
</file>